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158466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bf0041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opacity="37%" draw:textarea-horizontal-align="justify" draw:textarea-vertical-align="middle" draw:auto-grow-height="false" fo:min-height="0.004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opacity="37%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429cm" svg:y1="15.478cm" svg:x2="3.413cm" svg:y2="18.78cm">
          <text:p/>
        </draw:line>
        <draw:line draw:style-name="gr2" draw:text-style-name="P1" draw:layer="layout" svg:x1="8.62cm" svg:y1="18.78cm" svg:x2="3.413cm" svg:y2="18.78cm">
          <text:p/>
        </draw:line>
        <draw:line draw:style-name="gr1" draw:text-style-name="P1" draw:layer="layout" svg:x1="8.621cm" svg:y1="18.78cm" svg:x2="4.429cm" svg:y2="15.478cm">
          <text:p/>
        </draw:line>
        <draw:line draw:style-name="gr3" draw:text-style-name="P1" draw:layer="layout" svg:x1="4.429cm" svg:y1="15.478cm" svg:x2="4.429cm" svg:y2="18.78cm">
          <text:p/>
        </draw:line>
        <draw:custom-shape draw:style-name="gr4" draw:text-style-name="P2" draw:layer="layout" svg:width="0.254cm" svg:height="0.254cm" svg:x="4.429cm" svg:y="18.52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386cm" svg:height="0.389cm" svg:x="4.556cm" svg:y="17.1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386cm" svg:height="0.389cm" svg:x="5.694cm" svg:y="18.9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1-31T12:35:54.942728192</dc:date>
    <meta:editing-duration>PT2H41M29S</meta:editing-duration>
    <meta:editing-cycles>42</meta:editing-cycles>
    <meta:generator>LibreOffice/6.4.7.2$Linux_X86_64 LibreOffice_project/4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style color="red">
      <mi>h</mi>
    </mstyle>
    <annotation encoding="StarMath 5.0">color red {h}</annotation>
  </semantics>
</math>
</file>

<file path=Object 2/content.xml><?xml version="1.0" encoding="utf-8"?>
<math xmlns="http://www.w3.org/1998/Math/MathML" display="block">
  <semantics>
    <mstyle color="green">
      <mi>x</mi>
    </mstyle>
    <annotation encoding="StarMath 5.0">color green {x}</annotation>
  </semantics>
</math>
</file>